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8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8-title">
      <style:graphic-properties draw:stroke="none" draw:fill="none" draw:fill-color="#ffffff" draw:textarea-horizontal-align="justify" draw:textarea-vertical-align="bottom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8-notes">
      <style:graphic-properties draw:fill-color="#ffffff" fo:min-height="12.027cm"/>
    </style:style>
    <style:style style:name="pr4" style:family="presentation" style:parent-style-name="Title8-title">
      <style:graphic-properties draw:stroke="none" draw:fill="none" draw:fill-color="#ffffff" draw:textarea-horizontal-align="justify" draw:textarea-vertical-align="bottom" draw:auto-grow-height="false" draw:auto-grow-width="false" fo:min-height="1.85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8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82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38cm" fo:margin-bottom="0cm" fo:line-height="90%" fo:text-indent="0cm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T1" style:family="text">
      <style:text-properties fo:color="#646b86" fo:font-size="36pt" fo:language="en" fo:country="GB" fo:font-weight="bold" style:font-size-asian="36pt" style:language-asian="en" style:country-asian="GB" style:font-weight-asian="bold" style:font-size-complex="36pt" style:language-complex="en" style:country-complex="GB" style:font-weight-complex="bold"/>
    </style:style>
    <style:style style:name="T2" style:family="text">
      <style:text-properties fo:color="#d16349" fo:font-size="42pt" fo:language="en" fo:country="GB" style:font-size-asian="42pt" style:language-asian="en" style:country-asian="GB" style:font-size-complex="42pt" style:language-complex="en" style:country-complex="GB"/>
    </style:style>
    <style:style style:name="T3" style:family="text">
      <style:text-properties fo:color="#d16349" fo:font-size="42pt" fo:language="en" fo:country="US" style:font-size-asian="42pt" style:language-asian="en" style:country-asian="US" style:font-size-complex="42pt" style:language-complex="en" style:country-complex="US"/>
    </style:style>
    <style:style style:name="T4" style:family="text">
      <style:text-properties fo:language="en" fo:country="GB" style:language-asian="en" style:country-asian="GB" style:language-complex="en" style:country-complex="GB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7" style:family="text">
      <style:text-properties fo:color="#ff0000" fo:font-size="32pt" fo:language="en" fo:country="US" style:font-size-asian="32pt" style:language-asian="en" style:country-asian="US" style:font-size-complex="32pt" style:language-complex="en" style:country-complex="US"/>
    </style:style>
    <text:list-style style:name="L1">
      <text:list-level-style-number text:level="1" style:num-format="">
        <style:list-level-properties/>
        <style:text-properties fo:color="#d16349" fo:font-size="85%"/>
      </text:list-level-style-number>
      <text:list-level-style-bullet text:level="2" text:bullet-char="">
        <style:list-level-properties text:space-before="0.762cm"/>
        <style:text-properties fo:font-family="Wingdings" style:font-pitch="variable" style:font-charset="x-symbol" fo:color="#ccb400" fo:font-size="70%"/>
      </text:list-level-style-bullet>
      <text:list-level-style-bullet text:level="3" text:bullet-char="">
        <style:list-level-properties text:space-before="1.649cm"/>
        <style:text-properties fo:font-family="'Wingdings 2'" style:font-family-generic="roman" style:font-pitch="variable" style:font-charset="x-symbol" fo:color="#8cadae" fo:font-size="75%"/>
      </text:list-level-style-bullet>
      <text:list-level-style-bullet text:level="4" text:bullet-char="">
        <style:list-level-properties text:space-before="2.412cm"/>
        <style:text-properties fo:font-family="Wingdings" style:font-pitch="variable" style:font-charset="x-symbol" fo:color="#8c7b70" fo:font-size="70%"/>
      </text:list-level-style-bullet>
      <text:list-level-style-bullet text:level="5" text:bullet-char="•">
        <style:list-level-properties text:space-before="3.175cm"/>
        <style:text-properties style:font-name="Georgia" fo:color="#8fb08c" fo:font-size="100%"/>
      </text:list-level-style-bullet>
      <text:list-level-style-bullet text:level="6" text:bullet-char="•">
        <style:list-level-properties text:space-before="3.175cm"/>
        <style:text-properties style:font-name="Georgia" fo:color="#8fb08c" fo:font-size="100%"/>
      </text:list-level-style-bullet>
      <text:list-level-style-bullet text:level="7" text:bullet-char="•">
        <style:list-level-properties text:space-before="3.175cm"/>
        <style:text-properties style:font-name="Georgia" fo:color="#8fb08c" fo:font-size="100%"/>
      </text:list-level-style-bullet>
      <text:list-level-style-bullet text:level="8" text:bullet-char="•">
        <style:list-level-properties text:space-before="3.175cm"/>
        <style:text-properties style:font-name="Georgia" fo:color="#8fb08c" fo:font-size="100%"/>
      </text:list-level-style-bullet>
      <text:list-level-style-bullet text:level="9" text:bullet-char="•">
        <style:list-level-properties text:space-before="3.175cm"/>
        <style:text-properties style:font-name="Georgia" fo:color="#8fb08c" fo:font-size="100%"/>
      </text:list-level-style-bullet>
      <text:list-level-style-bullet text:level="10" text:bullet-char="•">
        <style:list-level-properties text:space-before="3.175cm"/>
        <style:text-properties style:font-name="Georgia" fo:color="#8fb08c" fo:font-size="100%"/>
      </text:list-level-style-bullet>
    </text:list-style>
    <text:list-style style:name="L2">
      <text:list-level-style-number text:level="1" style:num-format="">
        <style:list-level-properties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d16349" fo:font-size="85%"/>
      </text:list-level-style-bullet>
      <text:list-level-style-bullet text:level="2" text:bullet-char="">
        <style:list-level-properties text:space-before="0.762cm" text:min-label-width="0.759cm"/>
        <style:text-properties fo:font-family="Wingdings" style:font-pitch="variable" style:font-charset="x-symbol" fo:color="#ccb400" fo:font-size="70%"/>
      </text:list-level-style-bullet>
      <text:list-level-style-bullet text:level="3" text:bullet-char="">
        <style:list-level-properties text:space-before="1.649cm" text:min-label-width="0.635cm"/>
        <style:text-properties fo:font-family="'Wingdings 2'" style:font-family-generic="roman" style:font-pitch="variable" style:font-charset="x-symbol" fo:color="#8cadae" fo:font-size="75%"/>
      </text:list-level-style-bullet>
      <text:list-level-style-bullet text:level="4" text:bullet-char="">
        <style:list-level-properties text:space-before="2.412cm" text:min-label-width="0.635cm"/>
        <style:text-properties fo:font-family="Wingdings" style:font-pitch="variable" style:font-charset="x-symbol" fo:color="#8c7b70" fo:font-size="70%"/>
      </text:list-level-style-bullet>
      <text:list-level-style-bullet text:level="5" text:bullet-char="•">
        <style:list-level-properties text:space-before="3.175cm" text:min-label-width="0.635cm"/>
        <style:text-properties style:font-name="Georgia" fo:color="#8fb08c" fo:font-size="100%"/>
      </text:list-level-style-bullet>
      <text:list-level-style-bullet text:level="6" text:bullet-char="•">
        <style:list-level-properties text:space-before="3.175cm" text:min-label-width="0.635cm"/>
        <style:text-properties style:font-name="Georgia" fo:color="#8fb08c" fo:font-size="100%"/>
      </text:list-level-style-bullet>
      <text:list-level-style-bullet text:level="7" text:bullet-char="•">
        <style:list-level-properties text:space-before="3.175cm" text:min-label-width="0.635cm"/>
        <style:text-properties style:font-name="Georgia" fo:color="#8fb08c" fo:font-size="100%"/>
      </text:list-level-style-bullet>
      <text:list-level-style-bullet text:level="8" text:bullet-char="•">
        <style:list-level-properties text:space-before="3.175cm" text:min-label-width="0.635cm"/>
        <style:text-properties style:font-name="Georgia" fo:color="#8fb08c" fo:font-size="100%"/>
      </text:list-level-style-bullet>
      <text:list-level-style-bullet text:level="9" text:bullet-char="•">
        <style:list-level-properties text:space-before="3.175cm" text:min-label-width="0.635cm"/>
        <style:text-properties style:font-name="Georgia" fo:color="#8fb08c" fo:font-size="100%"/>
      </text:list-level-style-bullet>
      <text:list-level-style-bullet text:level="10" text:bullet-char="•">
        <style:list-level-properties text:space-before="3.175cm" text:min-label-width="0.635cm"/>
        <style:text-properties style:font-name="Georgia" fo:color="#8fb08c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ognitive Practical Two" draw:style-name="dp1" draw:master-page-name="Title8" presentation:presentation-page-layout-name="AL1T0" presentation:use-date-time-name="dtd1">
        <draw:frame presentation:style-name="pr1" draw:text-style-name="P2" draw:layer="layout" svg:width="17.78cm" svg:height="4.868cm" svg:x="3.81cm" svg:y="7.832cm" presentation:class="subtitle" presentation:user-transformed="true">
          <draw:text-box>
            <text:list text:style-name="L1">
              <text:list-header>
                <text:p text:style-name="P1"><text:span text:style-name="T1">Final report</text:span></text:p>
                <text:p text:style-name="P1"><text:span text:style-name="T1"/></text:p>
                <text:p text:style-name="P1"><text:span text:style-name="T1"/></text:p>
              </text:list-header>
            </text:list>
          </draw:text-box>
        </draw:frame>
        <draw:frame presentation:style-name="pr2" draw:text-style-name="P2" draw:layer="layout" svg:width="21.59cm" svg:height="4.868cm" svg:x="2.099cm" svg:y="-2.152cm" presentation:class="title" presentation:user-transformed="true">
          <draw:text-box>
            <text:list text:style-name="L2">
              <text:list-header>
                <text:p text:style-name="P3"><text:span text:style-name="T2">Cognitive Practical </text:span><text:span text:style-name="T3">Two</text:span></text:p>
              </text:list-header>
            </text:list>
          </draw:text-box>
        </draw:frame>
        <presentation:notes draw:style-name="dp2">
          <draw:page-thumbnail draw:style-name="gr1" draw:layer="layout" svg:width="7.172cm" svg:height="10.022cm" svg:x="5.978cm" svg:y="2.031cm" draw:page-number="1" presentation:class="page"/>
          <draw:frame presentation:style-name="pr3" draw:text-style-name="P4" draw:layer="layout" svg:width="15.303cm" svg:height="12.027cm" svg:x="1.913cm" svg:y="12.696cm" presentation:class="notes" presentation:placeholder="true">
            <draw:text-box/>
          </draw:frame>
        </presentation:notes>
      </draw:page>
      <draw:page draw:name="Abstract" draw:style-name="dp1" draw:master-page-name="Title8" presentation:use-date-time-name="dtd1">
        <draw:frame presentation:style-name="pr4" draw:text-style-name="P2" draw:layer="layout" svg:width="23.707cm" svg:height="2.108cm" svg:x="0.837cm" svg:y="0.635cm" presentation:class="title" presentation:user-transformed="true">
          <draw:text-box>
            <text:list text:style-name="L3">
              <text:list-header>
                <text:p text:style-name="P5"><text:span text:style-name="T4">Abstract</text:span></text:p>
              </text:list-header>
            </text:list>
          </draw:text-box>
        </draw:frame>
        <draw:frame presentation:style-name="pr5" draw:text-style-name="P2" draw:layer="layout" svg:width="22.86cm" svg:height="9.079cm" svg:x="1.301cm" svg:y="5.723cm" presentation:class="outline" presentation:user-transformed="true">
          <draw:text-box>
            <text:list text:style-name="L4">
              <text:list-item>
                <text:p text:style-name="P6"><text:span text:style-name="T5">~150 words</text:span></text:p>
              </text:list-item>
              <text:list-item>
                <text:p text:style-name="P6"><text:span text:style-name="T5">Convey the broad theme </text:span></text:p>
              </text:list-item>
              <text:list-item>
                <text:p text:style-name="P6"><text:span text:style-name="T5">Specify precisely what you were doing with predictions</text:span></text:p>
              </text:list-item>
              <text:list-item>
                <text:p text:style-name="P6"><text:span text:style-name="T5"><text:s/></text:span><text:span text:style-name="T5">Experimental design (succinctly!)</text:span></text:p>
              </text:list-item>
              <text:list-item>
                <text:p text:style-name="P6"><text:span text:style-name="T5">Brief summary of what you found (with no actual stats)</text:span></text:p>
              </text:list-item>
              <text:list-item>
                <text:p text:style-name="P6"><text:span text:style-name="T5">Discuss the main take home message of your study</text:span></text:p>
              </text:list-item>
            </text:list>
          </draw:text-box>
        </draw:frame>
        <presentation:notes draw:style-name="dp2">
          <draw:page-thumbnail draw:style-name="gr1" draw:layer="layout" svg:width="7.172cm" svg:height="10.022cm" svg:x="5.978cm" svg:y="2.031cm" draw:page-number="2" presentation:class="page"/>
          <draw:frame presentation:style-name="pr3" draw:text-style-name="P4" draw:layer="layout" svg:width="15.303cm" svg:height="12.027cm" svg:x="1.913cm" svg:y="12.696cm" presentation:class="notes" presentation:placeholder="true">
            <draw:text-box/>
          </draw:frame>
        </presentation:notes>
      </draw:page>
      <draw:page draw:name="Introduction" draw:style-name="dp1" draw:master-page-name="Title8" presentation:use-date-time-name="dtd1">
        <draw:frame presentation:style-name="pr4" draw:text-style-name="P2" draw:layer="layout" svg:width="23.707cm" svg:height="2.108cm" svg:x="0.837cm" svg:y="0.635cm" presentation:class="title" presentation:user-transformed="true">
          <draw:text-box>
            <text:list text:style-name="L3">
              <text:list-header>
                <text:p text:style-name="P5"><text:span text:style-name="T4">Introduction</text:span></text:p>
              </text:list-header>
            </text:list>
          </draw:text-box>
        </draw:frame>
        <draw:frame presentation:style-name="pr5" draw:text-style-name="P2" draw:layer="layout" svg:width="22.86cm" svg:height="9.079cm" svg:x="1.301cm" svg:y="5.723cm" presentation:class="outline" presentation:user-transformed="true">
          <draw:text-box>
            <text:list text:style-name="L4">
              <text:list-item>
                <text:p text:style-name="P6"><text:span text:style-name="T5">What is the big picture and what has previously been done to investigate it. Why is the topic you investigated interesting and worth further study?</text:span></text:p>
              </text:list-item>
              <text:list-item>
                <text:p text:style-name="P6"><text:span text:style-name="T5">This literature review should help motivate your hypotheses.</text:span></text:p>
              </text:list-item>
              <text:list-item>
                <text:p text:style-name="P6"><text:span text:style-name="T5">What is the novel contribution that your study hopes to make? What implications would your results have if you are correct in your hypotheses?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7.172cm" svg:height="10.022cm" svg:x="5.978cm" svg:y="2.031cm" draw:page-number="3" presentation:class="page"/>
          <draw:frame presentation:style-name="pr3" draw:text-style-name="P4" draw:layer="layout" svg:width="15.303cm" svg:height="12.027cm" svg:x="1.913cm" svg:y="12.696cm" presentation:class="notes" presentation:placeholder="true">
            <draw:text-box/>
          </draw:frame>
        </presentation:notes>
      </draw:page>
      <draw:page draw:name="Method" draw:style-name="dp1" draw:master-page-name="Title8" presentation:use-date-time-name="dtd1">
        <draw:frame presentation:style-name="pr4" draw:text-style-name="P2" draw:layer="layout" svg:width="23.707cm" svg:height="2.108cm" svg:x="0.837cm" svg:y="0.635cm" presentation:class="title" presentation:user-transformed="true">
          <draw:text-box>
            <text:list text:style-name="L3">
              <text:list-header>
                <text:p text:style-name="P5"><text:span text:style-name="T4">Method</text:span></text:p>
              </text:list-header>
            </text:list>
          </draw:text-box>
        </draw:frame>
        <draw:frame presentation:style-name="pr5" draw:text-style-name="P2" draw:layer="layout" svg:width="22.86cm" svg:height="9.079cm" svg:x="1.301cm" svg:y="5.723cm" presentation:class="outline" presentation:user-transformed="true">
          <draw:text-box>
            <text:list text:style-name="L4">
              <text:list-item>
                <text:p text:style-name="P6"><text:span text:style-name="T5">Describe the method so that another psychologist could potentially replicate it precisely.</text:span></text:p>
              </text:list-item>
              <text:list-item>
                <text:p text:style-name="P6"><text:span text:style-name="T5">Manipulations and design (e.g., between/within subjects with how many levels)</text:span></text:p>
              </text:list-item>
              <text:list-item>
                <text:p text:style-name="P6"><text:span text:style-name="T5">Stimuli – what were they, how many were there, how were they ordered?</text:span></text:p>
              </text:list-item>
              <text:list-item>
                <text:p text:style-name="P6"><text:span text:style-name="T5">Procedure – both at the broad level (e.g., phases in the experiment and at the trial-by-trial level).</text:span></text:p>
              </text:list-item>
              <text:list-item>
                <text:p text:style-name="P6"><text:span text:style-name="T5">Be concise!</text:span></text:p>
              </text:list-item>
            </text:list>
          </draw:text-box>
        </draw:frame>
        <presentation:notes draw:style-name="dp2">
          <draw:page-thumbnail draw:style-name="gr1" draw:layer="layout" svg:width="7.172cm" svg:height="10.022cm" svg:x="5.978cm" svg:y="2.031cm" draw:page-number="4" presentation:class="page"/>
          <draw:frame presentation:style-name="pr3" draw:text-style-name="P4" draw:layer="layout" svg:width="15.303cm" svg:height="12.027cm" svg:x="1.913cm" svg:y="12.696cm" presentation:class="notes" presentation:placeholder="true">
            <draw:text-box/>
          </draw:frame>
        </presentation:notes>
      </draw:page>
      <draw:page draw:name="Results" draw:style-name="dp1" draw:master-page-name="Title8" presentation:use-date-time-name="dtd1">
        <draw:frame presentation:style-name="pr4" draw:text-style-name="P2" draw:layer="layout" svg:width="23.707cm" svg:height="2.108cm" svg:x="0.837cm" svg:y="0.635cm" presentation:class="title" presentation:user-transformed="true">
          <draw:text-box>
            <text:list text:style-name="L3">
              <text:list-header>
                <text:p text:style-name="P5"><text:span text:style-name="T4">Results</text:span></text:p>
              </text:list-header>
            </text:list>
          </draw:text-box>
        </draw:frame>
        <draw:frame presentation:style-name="pr5" draw:text-style-name="P2" draw:layer="layout" svg:width="22.86cm" svg:height="9.079cm" svg:x="1.301cm" svg:y="5.723cm" presentation:class="outline" presentation:user-transformed="true">
          <draw:text-box>
            <text:list text:style-name="L4">
              <text:list-item>
                <text:p text:style-name="P7"><text:span text:style-name="T6">Present descriptive statistics.</text:span></text:p>
              </text:list-item>
              <text:list-item>
                <text:p text:style-name="P7"><text:span text:style-name="T6">Describe clearly what the analyses you have conducted are.</text:span></text:p>
              </text:list-item>
              <text:list-item>
                <text:p text:style-name="P7"><text:span text:style-name="T6">Avoid including raw R output. Report the relevant information in the report in the </text:span><text:span text:style-name="T7">appropriate</text:span><text:span text:style-name="T6"> fashion.</text:span></text:p>
              </text:list-item>
            </text:list>
          </draw:text-box>
        </draw:frame>
        <presentation:notes draw:style-name="dp2">
          <draw:page-thumbnail draw:style-name="gr1" draw:layer="layout" svg:width="7.172cm" svg:height="10.022cm" svg:x="5.978cm" svg:y="2.031cm" draw:page-number="5" presentation:class="page"/>
          <draw:frame presentation:style-name="pr3" draw:text-style-name="P4" draw:layer="layout" svg:width="15.303cm" svg:height="12.027cm" svg:x="1.913cm" svg:y="12.696cm" presentation:class="notes" presentation:placeholder="true">
            <draw:text-box/>
          </draw:frame>
        </presentation:notes>
      </draw:page>
      <draw:page draw:name="Discussion" draw:style-name="dp1" draw:master-page-name="Title8" presentation:use-date-time-name="dtd1">
        <draw:frame presentation:style-name="pr4" draw:text-style-name="P2" draw:layer="layout" svg:width="23.707cm" svg:height="2.108cm" svg:x="0.837cm" svg:y="0.635cm" presentation:class="title" presentation:user-transformed="true">
          <draw:text-box>
            <text:list text:style-name="L3">
              <text:list-header>
                <text:p text:style-name="P5"><text:span text:style-name="T4">Discussion</text:span></text:p>
              </text:list-header>
            </text:list>
          </draw:text-box>
        </draw:frame>
        <draw:frame presentation:style-name="pr5" draw:text-style-name="P2" draw:layer="layout" svg:width="22.86cm" svg:height="9.079cm" svg:x="1.301cm" svg:y="5.723cm" presentation:class="outline" presentation:user-transformed="true">
          <draw:text-box>
            <text:list text:style-name="L4">
              <text:list-item>
                <text:p text:style-name="P7"><text:span text:style-name="T6">Sum up your results descriptively.</text:span></text:p>
              </text:list-item>
              <text:list-item>
                <text:p text:style-name="P7"><text:span text:style-name="T6">What are their theoretical implications?</text:span></text:p>
              </text:list-item>
              <text:list-item>
                <text:p text:style-name="P7"><text:span text:style-name="T6">Are there any particular strengths/limitations of the approach that you have taken?</text:span></text:p>
              </text:list-item>
              <text:list-item>
                <text:p text:style-name="P7"><text:span text:style-name="T6">Extensions – how could you further the work that you have conducted?</text:span></text:p>
              </text:list-item>
            </text:list>
          </draw:text-box>
        </draw:frame>
        <presentation:notes draw:style-name="dp2">
          <draw:page-thumbnail draw:style-name="gr1" draw:layer="layout" svg:width="7.172cm" svg:height="10.022cm" svg:x="5.978cm" svg:y="2.031cm" draw:page-number="6" presentation:class="page"/>
          <draw:frame presentation:style-name="pr3" draw:text-style-name="P4" draw:layer="layout" svg:width="15.303cm" svg:height="12.027cm" svg:x="1.913cm" svg:y="12.696cm" presentation:class="notes" presentation:placeholder="true">
            <draw:text-box/>
          </draw:frame>
        </presentation:notes>
      </draw:page>
      <draw:page draw:name="Referencing" draw:style-name="dp1" draw:master-page-name="Title8" presentation:use-date-time-name="dtd1">
        <draw:frame presentation:style-name="pr4" draw:text-style-name="P2" draw:layer="layout" svg:width="23.707cm" svg:height="2.108cm" svg:x="0.837cm" svg:y="0.635cm" presentation:class="title" presentation:user-transformed="true">
          <draw:text-box>
            <text:list text:style-name="L3">
              <text:list-header>
                <text:p text:style-name="P5"><text:span text:style-name="T4">Referencing</text:span></text:p>
              </text:list-header>
            </text:list>
          </draw:text-box>
        </draw:frame>
        <draw:frame presentation:style-name="pr5" draw:text-style-name="P2" draw:layer="layout" svg:width="22.86cm" svg:height="9.079cm" svg:x="1.301cm" svg:y="5.723cm" presentation:class="outline" presentation:user-transformed="true">
          <draw:text-box>
            <text:list text:style-name="L4">
              <text:list-item>
                <text:p text:style-name="P7"><text:span text:style-name="T6">Remember to follow APA guidelines. You will </text:span><text:span text:style-name="T6">lose marks if you are not citing correctly at this </text:span><text:span text:style-name="T6">stage in your degree!</text:span></text:p>
              </text:list-item>
            </text:list>
          </draw:text-box>
        </draw:frame>
        <presentation:notes draw:style-name="dp2">
          <draw:page-thumbnail draw:style-name="gr1" draw:layer="layout" svg:width="7.172cm" svg:height="10.022cm" svg:x="5.978cm" svg:y="2.031cm" draw:page-number="7" presentation:class="page"/>
          <draw:frame presentation:style-name="pr3" draw:text-style-name="P4" draw:layer="layout" svg:width="15.303cm" svg:height="12.027cm" svg:x="1.913cm" svg:y="12.6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6cm" draw:distance="0.026cm"/>
    <draw:stroke-dash draw:name="Dashed_20__28_var_29__20_5" draw:display-name="Dashed (var) 5" draw:style="rect" draw:dots1="1" draw:dots1-length="0.031cm" draw:distance="0.03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c5d1d7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c5d1d7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c5d1d7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c5d1d7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1634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646b86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d16349" fo:font-size="85%"/>
          </text:list-level-style-number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ccb400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8cadae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8c7b70" fo:font-size="70%"/>
          </text:list-level-style-bullet>
          <text:list-level-style-bullet text:level="5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6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7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8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9" text:bullet-char="•">
            <style:list-level-properties text:space-before="3.175cm"/>
            <style:text-properties style:font-name="Georgia" fo:color="#8fb08c" fo:font-size="100%"/>
          </text:list-level-style-bullet>
          <text:list-level-style-bullet text:level="10" text:bullet-char="•">
            <style:list-level-properties text:space-before="3.175cm"/>
            <style:text-properties style:font-name="Georgia" fo:color="#8fb08c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7b98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b9899" style:text-outline="false" style:text-line-through-style="none" style:text-line-through-type="none" style:text-position="0% 100%" style:font-name="Georgia" fo:font-family="Georgia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3pt" style:font-style-asian="normal" style:font-weight-asian="normal" style:font-name-complex="Lohit Devanagari" style:font-family-complex="'Lohit Devanagari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3cm" fo:page-height="26.7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c5d1d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63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3.612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0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8cadae" draw:textarea-horizontal-align="left" draw:textarea-vertical-align="middle" draw:auto-grow-height="false" fo:min-height="0.6cm" fo:min-width="24.035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26cm" svg:stroke-color="#7b9899" draw:stroke-linejoin="miter" svg:stroke-linecap="square" draw:fill="none" draw:fill-color="#ffffff" draw:textarea-horizontal-align="left" draw:textarea-vertical-align="middle" draw:auto-grow-height="false" fo:min-height="17.926cm" fo:min-width="24.036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dash" draw:stroke-dash="Dashed_20__28_var_29__20_4" svg:stroke-width="0.026cm" svg:stroke-color="#7b9899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0.937cm" fo:min-width="0.698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3">
      <style:graphic-properties draw:stroke="solid" svg:stroke-width="0.141cm" svg:stroke-color="#7b9899" draw:stroke-linejoin="miter" svg:stroke-linecap="round" draw:fill="solid" draw:fill-color="#ffffff" draw:textarea-horizontal-align="justify" draw:textarea-vertical-align="middle" draw:auto-grow-height="false" fo:min-height="0.567cm" fo:min-width="0.324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-color="#808080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min-height="0.587cm" fo:min-width="24.036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d16349" draw:textarea-horizontal-align="left" draw:textarea-vertical-align="middle" draw:auto-grow-height="false" fo:min-height="5.684cm" fo:min-width="24.03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8cadae" draw:textarea-horizontal-align="left" draw:textarea-vertical-align="middle" draw:auto-grow-height="false" fo:min-height="0.599cm" fo:min-width="24.035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dash" draw:stroke-dash="Dashed_20__28_var_29__20_5" svg:stroke-width="0.032cm" svg:stroke-color="#7b9899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0.937cm" fo:min-width="0.698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3">
      <style:graphic-properties draw:stroke="solid" svg:stroke-width="0.141cm" svg:stroke-color="#7b9899" draw:stroke-linejoin="miter" svg:stroke-linecap="round" draw:fill="solid" draw:fill-color="#ffffff" draw:textarea-horizontal-align="justify" draw:textarea-vertical-align="middle" draw:auto-grow-height="false" fo:min-height="0.567cm" fo:min-width="0.324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-color="#808080"/>
    </style:style>
    <style:style style:name="Mgr24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0.937cm" fo:min-width="0.698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3">
      <style:graphic-properties draw:stroke="solid" svg:stroke-width="0.141cm" svg:stroke-color="#7b9899" draw:stroke-linejoin="miter" svg:stroke-linecap="round" draw:fill="solid" draw:fill-color="#ffffff" draw:textarea-horizontal-align="justify" draw:textarea-vertical-align="middle" draw:auto-grow-height="false" fo:min-height="0.567cm" fo:min-width="0.324cm" fo:padding-top="0.13cm" fo:padding-bottom="0.13cm" fo:padding-left="0.25cm" fo:padding-right="0.25cm" fo:wrap-option="wrap" draw:shadow-color="#808080"/>
    </style:style>
    <style:style style:name="Mgr26" style:family="graphic" style:parent-style-name="standard">
      <style:graphic-properties draw:stroke="dash" draw:stroke-dash="Dashed_20__28_var_29__20_4" svg:stroke-width="0.026cm" svg:stroke-color="#646b86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-color="#808080"/>
    </style:style>
    <style:style style:name="Mgr30" style:family="graphic" style:parent-style-name="standard">
      <style:graphic-properties draw:stroke="none" draw:fill="solid" draw:fill-color="#ffffff" draw:textarea-horizontal-align="left" draw:textarea-vertical-align="middle" draw:auto-grow-height="false" fo:min-height="3.762cm" fo:min-width="24.9cm" fo:padding-top="0.13cm" fo:padding-bottom="0.13cm" fo:padding-left="0.25cm" fo:padding-right="0.25cm" fo:wrap-option="no-wrap" draw:shadow-color="#808080"/>
    </style:style>
    <style:style style:name="Mgr31" style:family="graphic" style:parent-style-name="standard" style:list-style-name="ML3">
      <style:graphic-properties draw:stroke="none" draw:fill="solid" draw:fill-color="#d16349" draw:textarea-horizontal-align="justify" draw:textarea-vertical-align="middle" draw:auto-grow-height="false" fo:min-height="2.28cm" fo:min-width="24.036cm" fo:padding-top="0.13cm" fo:padding-bottom="0.13cm" fo:padding-left="0.25cm" fo:padding-right="0.25cm" fo:wrap-option="wrap" draw:shadow-color="#808080"/>
    </style:style>
    <style:style style:name="Mgr32" style:family="graphic" style:parent-style-name="standard">
      <style:graphic-properties draw:stroke="none" draw:fill="solid" draw:fill-color="#8cadae" draw:textarea-horizontal-align="left" draw:textarea-vertical-align="middle" draw:auto-grow-height="false" fo:min-height="0.604cm" fo:min-width="24.035cm" fo:padding-top="0.13cm" fo:padding-bottom="0.13cm" fo:padding-left="0.25cm" fo:padding-right="0.25cm" fo:wrap-option="no-wrap" draw:shadow-color="#808080"/>
    </style:style>
    <style:style style:name="Mgr33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0.937cm" fo:min-width="0.698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3">
      <style:graphic-properties draw:stroke="solid" svg:stroke-width="0.141cm" svg:stroke-color="#7b9899" draw:stroke-linejoin="miter" svg:stroke-linecap="round" draw:fill="solid" draw:fill-color="#ffffff" draw:textarea-horizontal-align="justify" draw:textarea-vertical-align="middle" draw:auto-grow-height="false" fo:min-height="0.567cm" fo:min-width="0.324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3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-color="#808080"/>
    </style:style>
    <style:style style:name="Mgr38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0.937cm" fo:min-width="0.698cm" fo:padding-top="0.13cm" fo:padding-bottom="0.13cm" fo:padding-left="0.25cm" fo:padding-right="0.25cm" fo:wrap-option="wrap" draw:shadow-color="#808080"/>
    </style:style>
    <style:style style:name="Mgr39" style:family="graphic" style:parent-style-name="standard" style:list-style-name="ML3">
      <style:graphic-properties draw:stroke="solid" svg:stroke-width="0.141cm" svg:stroke-color="#7b9899" draw:stroke-linejoin="miter" svg:stroke-linecap="round" draw:fill="solid" draw:fill-color="#ffffff" draw:textarea-horizontal-align="justify" draw:textarea-vertical-align="middle" draw:auto-grow-height="false" fo:min-height="0.567cm" fo:min-width="0.324cm" fo:padding-top="0.13cm" fo:padding-bottom="0.13cm" fo:padding-left="0.25cm" fo:padding-right="0.25cm" fo:wrap-option="wrap" draw:shadow-color="#808080"/>
    </style:style>
    <style:style style:name="Mgr4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6cm" fo:min-width="0cm" fo:padding-top="0.13cm" fo:padding-bottom="0.13cm" fo:padding-left="0.127cm" fo:padding-right="0.127cm" fo:wrap-option="wrap" draw:shadow-color="#808080"/>
    </style:style>
    <style:style style:name="Mgr43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72cm" fo:min-width="24.9cm" fo:padding-top="0.13cm" fo:padding-bottom="0.13cm" fo:padding-left="0.25cm" fo:padding-right="0.25cm" fo:wrap-option="no-wrap" draw:shadow-color="#808080"/>
    </style:style>
    <style:style style:name="Mgr4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-color="#808080"/>
    </style:style>
    <style:style style:name="Mgr47" style:family="graphic" style:parent-style-name="standard">
      <style:graphic-properties draw:stroke="none" draw:fill="solid" draw:fill-color="#8cadae" draw:textarea-horizontal-align="left" draw:textarea-vertical-align="middle" draw:auto-grow-height="false" fo:min-height="0.587cm" fo:min-width="24.036cm" fo:padding-top="0.13cm" fo:padding-bottom="0.13cm" fo:padding-left="0.25cm" fo:padding-right="0.25cm" fo:wrap-option="no-wrap" draw:shadow-color="#808080"/>
    </style:style>
    <style:style style:name="Mgr48" style:family="graphic" style:parent-style-name="standard">
      <style:graphic-properties draw:stroke="none" draw:fill="solid" draw:fill-color="#ffffff" draw:textarea-horizontal-align="left" draw:textarea-vertical-align="middle" draw:auto-grow-height="false" fo:min-height="0.071cm" fo:min-width="24.9cm" fo:padding-top="0.13cm" fo:padding-bottom="0.13cm" fo:padding-left="0.25cm" fo:padding-right="0.25cm" fo:wrap-option="no-wrap" draw:shadow-color="#808080"/>
    </style:style>
    <style:style style:name="Mgr49" style:family="graphic" style:parent-style-name="standard" style:list-style-name="ML3">
      <style:graphic-properties draw:stroke="none" draw:fill="solid" draw:fill-color="#d16349" draw:textarea-horizontal-align="justify" draw:textarea-vertical-align="middle" draw:auto-grow-height="false" fo:min-height="16.039cm" fo:min-width="7.12cm" fo:padding-top="0.13cm" fo:padding-bottom="0.13cm" fo:padding-left="0.25cm" fo:padding-right="0.25cm" fo:wrap-option="wrap" draw:shadow-color="#808080"/>
    </style:style>
    <style:style style:name="Mgr50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0.937cm" fo:min-width="0.698cm" fo:padding-top="0.13cm" fo:padding-bottom="0.13cm" fo:padding-left="0.25cm" fo:padding-right="0.25cm" fo:wrap-option="wrap" draw:shadow-color="#808080"/>
    </style:style>
    <style:style style:name="Mgr51" style:family="graphic" style:parent-style-name="standard" style:list-style-name="ML3">
      <style:graphic-properties draw:stroke="solid" svg:stroke-width="0.141cm" svg:stroke-color="#7b9899" draw:stroke-linejoin="miter" svg:stroke-linecap="round" draw:fill="solid" draw:fill-color="#ffffff" draw:textarea-horizontal-align="justify" draw:textarea-vertical-align="middle" draw:auto-grow-height="false" fo:min-height="0.564cm" fo:min-width="0.324cm" fo:padding-top="0.13cm" fo:padding-bottom="0.13cm" fo:padding-left="0.25cm" fo:padding-right="0.25cm" fo:wrap-option="wrap" draw:shadow-color="#808080"/>
    </style:style>
    <style:style style:name="Mgr5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-color="#808080"/>
    </style:style>
    <style:style style:name="Mgr5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55" style:family="graphic" style:parent-style-name="standard">
      <style:graphic-properties draw:stroke="none" draw:fill="solid" draw:fill-color="#8cadae" draw:textarea-horizontal-align="left" draw:textarea-vertical-align="middle" draw:auto-grow-height="false" fo:min-height="0.578cm" fo:min-width="24.036cm" fo:padding-top="0.13cm" fo:padding-bottom="0.13cm" fo:padding-left="0.25cm" fo:padding-right="0.25cm" fo:wrap-option="no-wrap" draw:shadow-color="#808080"/>
    </style:style>
    <style:style style:name="Mgr56" style:family="graphic" style:parent-style-name="standard" style:list-style-name="ML3">
      <style:graphic-properties draw:stroke="none" draw:fill="solid" draw:fill-color="#d16349" draw:textarea-horizontal-align="justify" draw:textarea-vertical-align="middle" draw:auto-grow-height="false" fo:min-height="16.039cm" fo:min-width="7.12cm" fo:padding-top="0.13cm" fo:padding-bottom="0.13cm" fo:padding-left="0.25cm" fo:padding-right="0.25cm" fo:wrap-option="wrap" draw:shadow-color="#808080"/>
    </style:style>
    <style:style style:name="Mgr57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0.937cm" fo:min-width="0.698cm" fo:padding-top="0.13cm" fo:padding-bottom="0.13cm" fo:padding-left="0.25cm" fo:padding-right="0.25cm" fo:wrap-option="wrap" draw:shadow-color="#808080"/>
    </style:style>
    <style:style style:name="Mgr58" style:family="graphic" style:parent-style-name="standard" style:list-style-name="ML3">
      <style:graphic-properties draw:stroke="solid" svg:stroke-width="0.141cm" svg:stroke-color="#7b9899" draw:stroke-linejoin="miter" svg:stroke-linecap="round" draw:fill="solid" draw:fill-color="#ffffff" draw:textarea-horizontal-align="justify" draw:textarea-vertical-align="middle" draw:auto-grow-height="false" fo:min-height="0.564cm" fo:min-width="0.324cm" fo:padding-top="0.13cm" fo:padding-bottom="0.13cm" fo:padding-left="0.25cm" fo:padding-right="0.25cm" fo:wrap-option="wrap" draw:shadow-color="#808080"/>
    </style:style>
    <style:style style:name="Mgr5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-color="#808080"/>
    </style:style>
    <style:style style:name="Mgr6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62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0.937cm" fo:min-width="0.698cm" fo:padding-top="0.13cm" fo:padding-bottom="0.13cm" fo:padding-left="0.25cm" fo:padding-right="0.25cm" fo:wrap-option="wrap" draw:shadow-color="#808080"/>
    </style:style>
    <style:style style:name="Mgr63" style:family="graphic" style:parent-style-name="standard" style:list-style-name="ML3">
      <style:graphic-properties draw:stroke="solid" svg:stroke-width="0.141cm" svg:stroke-color="#7b9899" draw:stroke-linejoin="miter" svg:stroke-linecap="round" draw:fill="solid" draw:fill-color="#ffffff" draw:textarea-horizontal-align="justify" draw:textarea-vertical-align="middle" draw:auto-grow-height="false" fo:min-height="0.567cm" fo:min-width="0.324cm" fo:padding-top="0.13cm" fo:padding-bottom="0.13cm" fo:padding-left="0.25cm" fo:padding-right="0.25cm" fo:wrap-option="wrap" draw:shadow-color="#808080"/>
    </style:style>
    <style:style style:name="Mgr6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6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-color="#808080"/>
    </style:style>
    <style:style style:name="Mgr67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5.427cm" fo:padding-top="0.13cm" fo:padding-bottom="0.13cm" fo:padding-left="0.25cm" fo:padding-right="0.25cm" fo:wrap-option="no-wrap" draw:shadow-color="#808080"/>
    </style:style>
    <style:style style:name="Mgr68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0.937cm" fo:min-width="0.697cm" fo:padding-top="0.13cm" fo:padding-bottom="0.13cm" fo:padding-left="0.25cm" fo:padding-right="0.25cm" fo:wrap-option="wrap" draw:shadow-color="#808080"/>
    </style:style>
    <style:style style:name="Mgr69" style:family="graphic" style:parent-style-name="standard" style:list-style-name="ML3">
      <style:graphic-properties draw:stroke="solid" svg:stroke-width="0.141cm" svg:stroke-color="#7b9899" draw:stroke-linejoin="miter" svg:stroke-linecap="round" draw:fill="solid" draw:fill-color="#ffffff" draw:textarea-horizontal-align="justify" draw:textarea-vertical-align="middle" draw:auto-grow-height="false" fo:min-height="0.564cm" fo:min-width="0.326cm" fo:padding-top="0.13cm" fo:padding-bottom="0.13cm" fo:padding-left="0.25cm" fo:padding-right="0.25cm" fo:wrap-option="wrap" draw:shadow-color="#808080"/>
    </style:style>
    <style:style style:name="Mgr7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-color="#808080"/>
    </style:style>
    <style:style style:name="Mgr7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7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8cadae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solid" draw:fill-color="#d16349"/>
      <style:paragraph-properties style:writing-mode="lr-tb" style:font-independent-line-spacing="true"/>
    </style:style>
    <style:style style:name="MP15" style:family="paragraph">
      <loext:graphic-properties draw:fill="solid" draw:fill-color="#d1634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color="#7b9899" fo:font-size="16pt" fo:language="en" fo:country="US" style:font-size-asian="16pt" style:language-asian="en" style:country-asian="US" style:font-size-complex="16pt" style:language-complex="en" style:country-complex="US"/>
    </style:style>
    <style:style style:name="MT3" style:family="text">
      <style:text-properties fo:color="#ffffff"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7b98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13cm" svg:height="26.73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5.4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5.4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64cm" svg:height="6.047cm" svg:x="1cm" svg:y="2.655cm"/>
      <draw:page-thumbnail draw:layer="backgroundobjects" svg:width="8.064cm" svg:height="6.047cm" svg:x="1cm" svg:y="10.341cm"/>
      <draw:page-thumbnail draw:layer="backgroundobjects" svg:width="8.064cm" svg:height="6.047cm" svg:x="1cm" svg:y="18.027cm"/>
      <draw:page-thumbnail draw:layer="backgroundobjects" svg:width="8.064cm" svg:height="6.047cm" svg:x="10.065cm" svg:y="2.655cm"/>
      <draw:page-thumbnail draw:layer="backgroundobjects" svg:width="8.064cm" svg:height="6.047cm" svg:x="10.065cm" svg:y="10.341cm"/>
      <draw:page-thumbnail draw:layer="backgroundobjects" svg:width="8.064cm" svg:height="6.047cm" svg:x="10.065cm" svg:y="18.027cm"/>
    </style:handout-master>
    <style:master-page style:name="Default" style:page-layout-name="PM1" draw:style-name="Mdp1">
      <draw:custom-shape draw:name="Rectangle 16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5" draw:text-style-name="MP5" draw:layer="backgroundobjects" svg:width="25.4cm" svg:height="3.872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6" draw:text-style-name="MP5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7" draw:text-style-name="MP6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frame draw:style-name="Mgr8" draw:text-style-name="MP7" draw:layer="backgroundobjects" svg:width="8.458cm" svg:height="1.014cm" svg:x="16.087cm" svg:y="17.793cm" presentation:class="date-time">
        <draw:text-box>
          <text:p/>
        </draw:text-box>
      </draw:frame>
      <draw:frame draw:style-name="Mgr9" draw:text-style-name="MP8" draw:layer="backgroundobjects" svg:width="9.948cm" svg:height="1.019cm" svg:x="0.847cm" svg:y="17.805cm" presentation:class="footer">
        <draw:text-box>
          <text:p/>
        </draw:text-box>
      </draw:frame>
      <draw:custom-shape draw:name="Rectangle 7" draw:style-name="Mgr10" draw:text-style-name="MP9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11" draw:text-style-name="MP10" draw:layer="backgroundobjects" svg:x1="0.423cm" svg:y1="3.545cm" svg:x2="24.959cm" svg:y2="3.545cm">
        <text:p/>
      </draw:line>
      <draw:custom-shape draw:name="Oval 11" draw:style-name="Mgr12" draw:text-style-name="MP11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13" draw:text-style-name="MP11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4" draw:text-style-name="MP13" draw:layer="backgroundobjects" svg:width="1.27cm" svg:height="1.226cm" svg:x="12.065cm" svg:y="2.888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draw:frame presentation:style-name="Default-title" draw:layer="backgroundobjects" svg:width="23.707cm" svg:height="2.108cm" svg:x="0.837cm" svg:y="0.635cm" presentation:class="title" presentation:placeholder="true">
        <draw:text-box/>
      </draw:frame>
      <draw:frame presentation:style-name="Default-outline1" draw:layer="backgroundobjects" svg:width="23.707cm" svg:height="12.775cm" svg:x="0.837cm" svg:y="4.23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031cm" presentation:class="page"/>
        <draw:frame presentation:style-name="Default-notes" draw:layer="backgroundobjects" svg:width="15.303cm" svg:height="12.027cm" svg:x="1.913cm" svg:y="12.696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16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4" draw:text-style-name="MP5" draw:layer="backgroundobjects" svg:width="25.4cm" svg:height="0.423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6" draw:text-style-name="MP5" draw:layer="backgroundobjects" svg:width="0.423cm" svg:height="19.05cm" svg:x="24.977cm" svg:y="0.053cm">
        <text:p/>
        <draw:enhanced-geometry svg:viewBox="0 0 21600 21600" draw:type="rectangle" draw:enhanced-path="M 0 0 L 21600 0 21600 21600 0 21600 0 0 Z N"/>
      </draw:custom-shape>
      <draw:custom-shape draw:name="Rectangle 18" draw:style-name="Mgr15" draw:text-style-name="MP5" draw:layer="backgroundobjects" svg:width="24.536cm" svg:height="0.847cm" svg:x="0.423cm" svg:y="6.35cm">
        <text:p/>
        <draw:enhanced-geometry svg:viewBox="0 0 21600 21600" draw:type="rectangle" draw:enhanced-path="M 0 0 L 21600 0 21600 21600 0 21600 0 0 Z N"/>
      </draw:custom-shape>
      <draw:custom-shape draw:name="Rectangle 11" draw:style-name="Mgr16" draw:text-style-name="MP14" draw:layer="backgroundobjects" svg:width="24.536cm" svg:height="5.944cm" svg:x="0.432cm" svg:y="0.397cm">
        <text:p/>
        <draw:enhanced-geometry svg:viewBox="0 0 21600 21600" draw:type="rectangle" draw:enhanced-path="M 0 0 L 21600 0 21600 21600 0 21600 0 0 Z N"/>
      </draw:custom-shape>
      <draw:custom-shape draw:name="Rectangle 12" draw:style-name="Mgr17" draw:text-style-name="MP6" draw:layer="backgroundobjects" svg:width="24.535cm" svg:height="0.859cm" svg:x="0.406cm" svg:y="17.754cm">
        <text:p/>
        <draw:enhanced-geometry svg:viewBox="0 0 21600 21600" draw:type="rectangle" draw:enhanced-path="M 0 0 L 21600 0 21600 21600 0 21600 0 0 Z N"/>
      </draw:custom-shape>
      <draw:custom-shape draw:name="Rectangle 13" draw:style-name="Mgr10" draw:text-style-name="MP9" draw:layer="backgroundobjects" svg:width="24.536cm" svg:height="18.186cm" svg:x="0.423cm" svg:y="0.423cm">
        <text:p/>
        <draw:enhanced-geometry svg:viewBox="0 0 21600 21600" draw:type="rectangle" draw:enhanced-path="M 0 0 L 21600 0 21600 21600 0 21600 0 0 Z N"/>
      </draw:custom-shape>
      <draw:line draw:name="Straight Connector 7" draw:style-name="Mgr18" draw:text-style-name="MP10" draw:layer="backgroundobjects" svg:x1="0.423cm" svg:y1="6.773cm" svg:x2="24.959cm" svg:y2="6.773cm">
        <text:p/>
      </draw:line>
      <draw:custom-shape draw:name="Oval 9" draw:style-name="Mgr19" draw:text-style-name="MP11" draw:layer="backgroundobjects" svg:width="1.694cm" svg:height="1.693cm" svg:x="11.853cm" svg:y="5.87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0" draw:style-name="Mgr20" draw:text-style-name="MP11" draw:layer="backgroundobjects" svg:width="1.164cm" svg:height="1.169cm" svg:x="12.118cm" svg:y="6.1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title" draw:layer="backgroundobjects" svg:width="23.707cm" svg:height="2.108cm" svg:x="0.837cm" svg:y="0.635cm" presentation:class="title" presentation:placeholder="true">
        <draw:text-box/>
      </draw:frame>
      <draw:frame presentation:style-name="Title1-outline1" draw:layer="backgroundobjects" svg:width="23.707cm" svg:height="12.775cm" svg:x="0.837cm" svg:y="4.232cm" presentation:class="outline" presentation:placeholder="true">
        <draw:text-box/>
      </draw:frame>
      <draw:frame draw:style-name="Mgr21" draw:text-style-name="MP8" draw:layer="backgroundobjects" svg:width="9.948cm" svg:height="1.019cm" svg:x="0.847cm" svg:y="17.805cm" presentation:class="footer">
        <draw:text-box>
          <text:p/>
        </draw:text-box>
      </draw:frame>
      <draw:frame draw:style-name="Mgr22" draw:text-style-name="MP7" draw:layer="backgroundobjects" svg:width="8.458cm" svg:height="1.014cm" svg:x="16.087cm" svg:y="17.793cm" presentation:class="date-time">
        <draw:text-box>
          <text:p/>
        </draw:text-box>
      </draw:frame>
      <draw:frame draw:style-name="Mgr23" draw:text-style-name="MP13" draw:layer="backgroundobjects" svg:width="1.27cm" svg:height="1.226cm" svg:x="12.065cm" svg:y="6.107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2.031cm" presentation:class="page"/>
        <draw:frame presentation:style-name="Title1-notes" draw:layer="backgroundobjects" svg:width="15.303cm" svg:height="12.027cm" svg:x="1.913cm" svg:y="12.696cm" presentation:class="notes" presentation:placeholder="true">
          <draw:text-box/>
        </draw:frame>
      </presentation:notes>
    </style:master-page>
    <style:master-page style:name="Title2" style:page-layout-name="PM1" draw:style-name="Mdp2">
      <draw:custom-shape draw:name="Rectangle 16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5" draw:text-style-name="MP5" draw:layer="backgroundobjects" svg:width="25.4cm" svg:height="3.872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6" draw:text-style-name="MP5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7" draw:text-style-name="MP6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custom-shape draw:name="Rectangle 7" draw:style-name="Mgr10" draw:text-style-name="MP9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11" draw:text-style-name="MP10" draw:layer="backgroundobjects" svg:x1="0.423cm" svg:y1="3.545cm" svg:x2="24.959cm" svg:y2="3.545cm">
        <text:p/>
      </draw:line>
      <draw:custom-shape draw:name="Oval 11" draw:style-name="Mgr24" draw:text-style-name="MP11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25" draw:text-style-name="MP11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draw:name="Straight Connector 7" draw:style-name="Mgr26" draw:text-style-name="MP10" draw:layer="backgroundobjects" svg:x1="12.674cm" svg:y1="17.761cm" svg:x2="12.7cm" svg:y2="4.378cm">
        <text:p/>
      </draw:line>
      <draw:frame presentation:style-name="Title2-title" draw:layer="backgroundobjects" svg:width="23.707cm" svg:height="2.108cm" svg:x="0.837cm" svg:y="0.635cm" presentation:class="title" presentation:placeholder="true">
        <draw:text-box/>
      </draw:frame>
      <draw:frame presentation:style-name="Title2-outline1" draw:layer="backgroundobjects" svg:width="23.707cm" svg:height="12.775cm" svg:x="0.837cm" svg:y="4.232cm" presentation:class="outline" presentation:placeholder="true">
        <draw:text-box/>
      </draw:frame>
      <draw:frame draw:style-name="Mgr27" draw:text-style-name="MP7" draw:layer="backgroundobjects" svg:width="8.458cm" svg:height="1.015cm" svg:x="16.087cm" svg:y="17.805cm" presentation:class="date-time">
        <draw:text-box>
          <text:p/>
        </draw:text-box>
      </draw:frame>
      <draw:frame draw:style-name="Mgr28" draw:text-style-name="MP8" draw:layer="backgroundobjects" svg:width="9.948cm" svg:height="1.019cm" svg:x="0.847cm" svg:y="17.805cm" presentation:class="footer">
        <draw:text-box>
          <text:p/>
        </draw:text-box>
      </draw:frame>
      <draw:frame draw:style-name="Mgr29" draw:text-style-name="MP13" draw:layer="backgroundobjects" svg:width="1.27cm" svg:height="1.226cm" svg:x="12.065cm" svg:y="2.888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2-title" draw:layer="backgroundobjects" svg:width="0.001cm" svg:height="0.001cm" svg:x="0cm" svg:y="2.031cm" presentation:class="page"/>
        <draw:frame presentation:style-name="Title2-notes" draw:layer="backgroundobjects" svg:width="15.303cm" svg:height="12.027cm" svg:x="1.913cm" svg:y="12.696cm" presentation:class="notes" presentation:placeholder="true">
          <draw:text-box/>
        </draw:frame>
      </presentation:notes>
    </style:master-page>
    <style:master-page style:name="Title3" style:page-layout-name="PM1" draw:style-name="Mdp2">
      <draw:line draw:name="Straight Connector 9" draw:style-name="Mgr26" draw:text-style-name="MP10" draw:layer="backgroundobjects" svg:x1="12.7cm" svg:y1="17.744cm" svg:x2="12.7cm" svg:y2="6.111cm">
        <text:p/>
      </draw:line>
      <draw:custom-shape draw:name="Rectangle 19" draw:style-name="Mgr30" draw:text-style-name="MP5" draw:layer="backgroundobjects" svg:width="25.4cm" svg:height="4.022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20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21" draw:style-name="Mgr6" draw:text-style-name="MP5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1" draw:text-style-name="MP15" draw:layer="backgroundobjects" svg:width="24.536cm" svg:height="2.54cm" svg:x="0.423cm" svg:y="3.81cm">
        <text:p/>
        <draw:enhanced-geometry svg:viewBox="0 0 21600 21600" draw:type="rectangle" draw:enhanced-path="M 0 0 L 21600 0 21600 21600 0 21600 0 0 Z N"/>
      </draw:custom-shape>
      <draw:custom-shape draw:name="Rectangle 21" draw:style-name="Mgr32" draw:text-style-name="MP6" draw:layer="backgroundobjects" svg:width="24.535cm" svg:height="0.864cm" svg:x="0.406cm" svg:y="17.754cm">
        <text:p/>
        <draw:enhanced-geometry svg:viewBox="0 0 21600 21600" draw:type="rectangle" draw:enhanced-path="M 0 0 L 21600 0 21600 21600 0 21600 0 0 Z N"/>
      </draw:custom-shape>
      <draw:line draw:name="Straight Connector 14" draw:style-name="Mgr18" draw:text-style-name="MP10" draw:layer="backgroundobjects" svg:x1="0.423cm" svg:y1="3.554cm" svg:x2="24.959cm" svg:y2="3.554cm">
        <text:p/>
      </draw:line>
      <draw:custom-shape draw:name="Rectangle 17" draw:style-name="Mgr10" draw:text-style-name="MP9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custom-shape draw:name="Oval 24" draw:style-name="Mgr33" draw:text-style-name="MP11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6" draw:style-name="Mgr34" draw:text-style-name="MP11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3-title" draw:layer="backgroundobjects" svg:width="23.707cm" svg:height="2.108cm" svg:x="0.837cm" svg:y="0.635cm" presentation:class="title" presentation:placeholder="true">
        <draw:text-box/>
      </draw:frame>
      <draw:frame presentation:style-name="Title3-outline1" draw:layer="backgroundobjects" svg:width="23.707cm" svg:height="12.775cm" svg:x="0.837cm" svg:y="4.232cm" presentation:class="outline" presentation:placeholder="true">
        <draw:text-box/>
      </draw:frame>
      <draw:frame draw:style-name="Mgr35" draw:text-style-name="MP7" draw:layer="backgroundobjects" svg:width="8.458cm" svg:height="1.014cm" svg:x="16.087cm" svg:y="17.793cm" presentation:class="date-time">
        <draw:text-box>
          <text:p/>
        </draw:text-box>
      </draw:frame>
      <draw:frame draw:style-name="Mgr36" draw:text-style-name="MP8" draw:layer="backgroundobjects" svg:width="9.948cm" svg:height="1.015cm" svg:x="0.847cm" svg:y="17.805cm" presentation:class="footer">
        <draw:text-box>
          <text:p/>
        </draw:text-box>
      </draw:frame>
      <draw:frame draw:style-name="Mgr37" draw:text-style-name="MP13" draw:layer="backgroundobjects" svg:width="1.27cm" svg:height="1.226cm" svg:x="12.065cm" svg:y="2.897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.001cm" svg:height="0.001cm" svg:x="0cm" svg:y="2.031cm" presentation:class="page"/>
        <draw:frame presentation:style-name="Title3-notes" draw:layer="backgroundobjects" svg:width="15.303cm" svg:height="12.027cm" svg:x="1.913cm" svg:y="12.696cm" presentation:class="notes" presentation:placeholder="true">
          <draw:text-box/>
        </draw:frame>
      </presentation:notes>
    </style:master-page>
    <style:master-page style:name="Title4" style:page-layout-name="PM1" draw:style-name="Mdp1">
      <draw:custom-shape draw:name="Rectangle 16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5" draw:text-style-name="MP5" draw:layer="backgroundobjects" svg:width="25.4cm" svg:height="3.872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6" draw:text-style-name="MP5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7" draw:text-style-name="MP6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custom-shape draw:name="Rectangle 7" draw:style-name="Mgr10" draw:text-style-name="MP9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11" draw:text-style-name="MP10" draw:layer="backgroundobjects" svg:x1="0.423cm" svg:y1="3.545cm" svg:x2="24.959cm" svg:y2="3.545cm">
        <text:p/>
      </draw:line>
      <draw:custom-shape draw:name="Oval 11" draw:style-name="Mgr38" draw:text-style-name="MP11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39" draw:text-style-name="MP11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4-title" draw:layer="backgroundobjects" svg:width="23.707cm" svg:height="2.108cm" svg:x="0.837cm" svg:y="0.635cm" presentation:class="title" presentation:placeholder="true">
        <draw:text-box/>
      </draw:frame>
      <draw:frame presentation:style-name="Title4-outline1" draw:layer="backgroundobjects" svg:width="23.707cm" svg:height="12.775cm" svg:x="0.837cm" svg:y="4.232cm" presentation:class="outline" presentation:placeholder="true">
        <draw:text-box/>
      </draw:frame>
      <draw:frame draw:style-name="Mgr40" draw:text-style-name="MP7" draw:layer="backgroundobjects" svg:width="8.458cm" svg:height="1.014cm" svg:x="16.087cm" svg:y="17.793cm" presentation:class="date-time">
        <draw:text-box>
          <text:p/>
        </draw:text-box>
      </draw:frame>
      <draw:frame draw:style-name="Mgr41" draw:text-style-name="MP8" draw:layer="backgroundobjects" svg:width="9.948cm" svg:height="1.019cm" svg:x="0.847cm" svg:y="17.805cm" presentation:class="footer">
        <draw:text-box>
          <text:p/>
        </draw:text-box>
      </draw:frame>
      <draw:frame draw:style-name="Mgr42" draw:text-style-name="MP13" draw:layer="backgroundobjects" svg:width="1.27cm" svg:height="1.225cm" svg:x="12.065cm" svg:y="2.879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4-title" draw:layer="backgroundobjects" svg:width="0.001cm" svg:height="0.001cm" svg:x="0cm" svg:y="2.031cm" presentation:class="page"/>
        <draw:frame presentation:style-name="Title4-notes" draw:layer="backgroundobjects" svg:width="15.303cm" svg:height="12.027cm" svg:x="1.913cm" svg:y="12.696cm" presentation:class="notes" presentation:placeholder="true">
          <draw:text-box/>
        </draw:frame>
      </presentation:notes>
    </style:master-page>
    <style:master-page style:name="Title5" style:page-layout-name="PM1" draw:style-name="Mdp1">
      <draw:custom-shape draw:name="Rectangle 6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7" draw:style-name="Mgr43" draw:text-style-name="MP5" draw:layer="backgroundobjects" svg:width="25.4cm" svg:height="0.432cm" svg:x="0cm" svg:y="0cm">
        <text:p/>
        <draw:enhanced-geometry svg:viewBox="0 0 21600 21600" draw:type="rectangle" draw:enhanced-path="M 0 0 L 21600 0 21600 21600 0 21600 0 0 Z N"/>
      </draw:custom-shape>
      <draw:custom-shape draw:name="Rectangle 9" draw:style-name="Mgr6" draw:text-style-name="MP5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17" draw:text-style-name="MP6" draw:layer="backgroundobjects" svg:width="24.535cm" svg:height="0.859cm" svg:x="0.406cm" svg:y="17.754cm">
        <text:p/>
        <draw:enhanced-geometry svg:viewBox="0 0 21600 21600" draw:type="rectangle" draw:enhanced-path="M 0 0 L 21600 0 21600 21600 0 21600 0 0 Z N"/>
      </draw:custom-shape>
      <draw:custom-shape draw:name="Rectangle 5" draw:style-name="Mgr10" draw:text-style-name="MP9" draw:layer="backgroundobjects" svg:width="24.536cm" svg:height="18.186cm" svg:x="0.423cm" svg:y="0.441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3.707cm" svg:height="2.108cm" svg:x="0.837cm" svg:y="0.635cm" presentation:class="title" presentation:placeholder="true">
        <draw:text-box/>
      </draw:frame>
      <draw:frame presentation:style-name="Title5-outline1" draw:layer="backgroundobjects" svg:width="23.707cm" svg:height="12.775cm" svg:x="0.837cm" svg:y="4.232cm" presentation:class="outline" presentation:placeholder="true">
        <draw:text-box/>
      </draw:frame>
      <draw:frame draw:style-name="Mgr44" draw:text-style-name="MP7" draw:layer="backgroundobjects" svg:width="8.458cm" svg:height="1.014cm" svg:x="16.087cm" svg:y="17.793cm" presentation:class="date-time">
        <draw:text-box>
          <text:p/>
        </draw:text-box>
      </draw:frame>
      <draw:frame draw:style-name="Mgr45" draw:text-style-name="MP8" draw:layer="backgroundobjects" svg:width="9.948cm" svg:height="1.019cm" svg:x="0.847cm" svg:y="17.805cm" presentation:class="footer">
        <draw:text-box>
          <text:p/>
        </draw:text-box>
      </draw:frame>
      <draw:frame draw:style-name="Mgr46" draw:text-style-name="MP13" draw:layer="backgroundobjects" svg:width="1.694cm" svg:height="1.226cm" svg:x="11.853cm" svg:y="17.568cm" presentation:class="page-number">
        <draw:text-box>
          <text:list text:style-name="ML3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5-title" draw:layer="backgroundobjects" svg:width="0.001cm" svg:height="0.001cm" svg:x="0cm" svg:y="2.031cm" presentation:class="page"/>
        <draw:frame presentation:style-name="Title5-notes" draw:layer="backgroundobjects" svg:width="15.303cm" svg:height="12.027cm" svg:x="1.913cm" svg:y="12.696cm" presentation:class="notes" presentation:placeholder="true">
          <draw:text-box/>
        </draw:frame>
      </presentation:notes>
    </style:master-page>
    <style:master-page style:name="Title6" style:page-layout-name="PM1" draw:style-name="Mdp1">
      <draw:custom-shape draw:name="Rectangle 18" draw:style-name="Mgr47" draw:text-style-name="MP6" draw:layer="backgroundobjects" svg:width="24.536cm" svg:height="0.847cm" svg:x="0.423cm" svg:y="0.423cm">
        <text:p/>
        <draw:enhanced-geometry svg:viewBox="0 0 21600 21600" draw:type="rectangle" draw:enhanced-path="M 0 0 L 21600 0 21600 21600 0 21600 0 0 Z N"/>
      </draw:custom-shape>
      <draw:custom-shape draw:name="Rectangle 14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7" draw:style-name="Mgr6" draw:text-style-name="MP5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15" draw:style-name="Mgr48" draw:text-style-name="MP5" draw:layer="backgroundobjects" svg:width="25.4cm" svg:height="0.331cm" svg:x="0cm" svg:y="0cm">
        <text:p/>
        <draw:enhanced-geometry svg:viewBox="0 0 21600 21600" draw:type="rectangle" draw:enhanced-path="M 0 0 L 21600 0 21600 21600 0 21600 0 0 Z N"/>
      </draw:custom-shape>
      <draw:custom-shape draw:name="Rectangle 16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49" draw:text-style-name="MP15" draw:layer="backgroundobjects" svg:width="7.62cm" svg:height="16.299cm" svg:x="0.423cm" svg:y="1.693cm">
        <text:p/>
        <draw:enhanced-geometry svg:viewBox="0 0 21600 21600" draw:type="rectangle" draw:enhanced-path="M 0 0 L 21600 0 21600 21600 0 21600 0 0 Z N"/>
      </draw:custom-shape>
      <draw:custom-shape draw:name="Rectangle 7" draw:style-name="Mgr10" draw:text-style-name="MP9" draw:layer="backgroundobjects" svg:width="24.536cm" svg:height="18.186cm" svg:x="0.423cm" svg:y="0.423cm">
        <text:p/>
        <draw:enhanced-geometry svg:viewBox="0 0 21600 21600" draw:type="rectangle" draw:enhanced-path="M 0 0 L 21600 0 21600 21600 0 21600 0 0 Z N"/>
      </draw:custom-shape>
      <draw:line draw:name="Straight Connector 8" draw:style-name="Mgr18" draw:text-style-name="MP10" draw:layer="backgroundobjects" svg:x1="0.423cm" svg:y1="1.482cm" svg:x2="24.959cm" svg:y2="1.482cm">
        <text:p/>
      </draw:line>
      <draw:custom-shape draw:name="Oval 9" draw:style-name="Mgr50" draw:text-style-name="MP11" draw:layer="backgroundobjects" svg:width="1.694cm" svg:height="1.693cm" svg:x="3.598cm" svg:y="0.6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0" draw:style-name="Mgr51" draw:text-style-name="MP11" draw:layer="backgroundobjects" svg:width="1.164cm" svg:height="1.164cm" svg:x="3.863cm" svg:y="0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20" draw:style-name="Mgr7" draw:text-style-name="MP6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3.707cm" svg:height="2.108cm" svg:x="0.837cm" svg:y="0.635cm" presentation:class="title" presentation:placeholder="true">
        <draw:text-box/>
      </draw:frame>
      <draw:frame presentation:style-name="Title6-outline1" draw:layer="backgroundobjects" svg:width="23.707cm" svg:height="12.775cm" svg:x="0.837cm" svg:y="4.232cm" presentation:class="outline" presentation:placeholder="true">
        <draw:text-box/>
      </draw:frame>
      <draw:frame draw:style-name="Mgr52" draw:text-style-name="MP13" draw:layer="backgroundobjects" svg:width="1.27cm" svg:height="1.226cm" svg:x="3.81cm" svg:y="0.869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draw:frame draw:style-name="Mgr53" draw:text-style-name="MP7" draw:layer="backgroundobjects" svg:width="8.458cm" svg:height="1.014cm" svg:x="16.087cm" svg:y="17.793cm" presentation:class="date-time">
        <draw:text-box>
          <text:p/>
        </draw:text-box>
      </draw:frame>
      <draw:frame draw:style-name="Mgr54" draw:text-style-name="MP8" draw:layer="backgroundobjects" svg:width="9.397cm" svg:height="1.019cm" svg:x="0.837cm" svg:y="17.805cm" presentation:class="footer">
        <draw:text-box>
          <text:p/>
        </draw:text-box>
      </draw:frame>
      <presentation:notes style:page-layout-name="PM0">
        <draw:page-thumbnail presentation:style-name="Title6-title" draw:layer="backgroundobjects" svg:width="0.001cm" svg:height="0.001cm" svg:x="0cm" svg:y="2.031cm" presentation:class="page"/>
        <draw:frame presentation:style-name="Title6-notes" draw:layer="backgroundobjects" svg:width="15.303cm" svg:height="12.027cm" svg:x="1.913cm" svg:y="12.696cm" presentation:class="notes" presentation:placeholder="true">
          <draw:text-box/>
        </draw:frame>
      </presentation:notes>
    </style:master-page>
    <style:master-page style:name="Title7" style:page-layout-name="PM1" draw:style-name="Mdp1">
      <draw:line draw:name="Straight Connector 20" draw:style-name="Mgr18" draw:text-style-name="MP10" draw:layer="backgroundobjects" svg:x1="0.423cm" svg:y1="1.482cm" svg:x2="24.959cm" svg:y2="1.482cm">
        <text:p/>
      </draw:line>
      <draw:custom-shape draw:name="Rectangle 18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6" draw:text-style-name="MP5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16" draw:style-name="Mgr4" draw:text-style-name="MP5" draw:layer="backgroundobjects" svg:width="25.4cm" svg:height="0.423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9" draw:style-name="Mgr55" draw:text-style-name="MP6" draw:layer="backgroundobjects" svg:width="24.536cm" svg:height="0.838cm" svg:x="0.423cm" svg:y="0.423cm">
        <text:p/>
        <draw:enhanced-geometry svg:viewBox="0 0 21600 21600" draw:type="rectangle" draw:enhanced-path="M 0 0 L 21600 0 21600 21600 0 21600 0 0 Z N"/>
      </draw:custom-shape>
      <draw:custom-shape draw:name="Rectangle 7" draw:style-name="Mgr56" draw:text-style-name="MP15" draw:layer="backgroundobjects" svg:width="7.62cm" svg:height="16.299cm" svg:x="0.423cm" svg:y="1.693cm">
        <text:p/>
        <draw:enhanced-geometry svg:viewBox="0 0 21600 21600" draw:type="rectangle" draw:enhanced-path="M 0 0 L 21600 0 21600 21600 0 21600 0 0 Z N"/>
      </draw:custom-shape>
      <draw:custom-shape draw:name="Rectangle 14" draw:style-name="Mgr10" draw:text-style-name="MP9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custom-shape draw:name="Oval 11" draw:style-name="Mgr57" draw:text-style-name="MP11" draw:layer="backgroundobjects" svg:width="1.694cm" svg:height="1.693cm" svg:x="3.598cm" svg:y="0.6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2" draw:style-name="Mgr58" draw:text-style-name="MP11" draw:layer="backgroundobjects" svg:width="1.164cm" svg:height="1.164cm" svg:x="3.863cm" svg:y="0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21" draw:style-name="Mgr7" draw:text-style-name="MP6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3.707cm" svg:height="2.108cm" svg:x="0.837cm" svg:y="0.635cm" presentation:class="title" presentation:placeholder="true">
        <draw:text-box/>
      </draw:frame>
      <draw:frame presentation:style-name="Title7-outline1" draw:layer="backgroundobjects" svg:width="23.707cm" svg:height="12.775cm" svg:x="0.837cm" svg:y="4.232cm" presentation:class="outline" presentation:placeholder="true">
        <draw:text-box/>
      </draw:frame>
      <draw:frame draw:style-name="Mgr59" draw:text-style-name="MP13" draw:layer="backgroundobjects" svg:width="1.27cm" svg:height="1.226cm" svg:x="3.81cm" svg:y="0.869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draw:frame draw:style-name="Mgr60" draw:text-style-name="MP7" draw:layer="backgroundobjects" svg:width="8.458cm" svg:height="1.014cm" svg:x="16.078cm" svg:y="17.793cm" presentation:class="date-time">
        <draw:text-box>
          <text:p/>
        </draw:text-box>
      </draw:frame>
      <draw:frame draw:style-name="Mgr61" draw:text-style-name="MP8" draw:layer="backgroundobjects" svg:width="9.957cm" svg:height="1.019cm" svg:x="0.837cm" svg:y="17.805cm" presentation:class="footer">
        <draw:text-box>
          <text:p/>
        </draw:text-box>
      </draw:frame>
      <presentation:notes style:page-layout-name="PM0">
        <draw:page-thumbnail presentation:style-name="Title7-title" draw:layer="backgroundobjects" svg:width="0.001cm" svg:height="0.001cm" svg:x="0cm" svg:y="2.031cm" presentation:class="page"/>
        <draw:frame presentation:style-name="Title7-notes" draw:layer="backgroundobjects" svg:width="15.303cm" svg:height="12.027cm" svg:x="1.913cm" svg:y="12.696cm" presentation:class="notes" presentation:placeholder="true">
          <draw:text-box/>
        </draw:frame>
      </presentation:notes>
    </style:master-page>
    <style:master-page style:name="Title8" style:page-layout-name="PM1" draw:style-name="Mdp2">
      <draw:custom-shape draw:name="Rectangle 16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5" draw:text-style-name="MP5" draw:layer="backgroundobjects" svg:width="25.4cm" svg:height="3.872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6" draw:text-style-name="MP5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7" draw:text-style-name="MP6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custom-shape draw:name="Rectangle 7" draw:style-name="Mgr10" draw:text-style-name="MP9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11" draw:text-style-name="MP10" draw:layer="backgroundobjects" svg:x1="0.423cm" svg:y1="3.545cm" svg:x2="24.959cm" svg:y2="3.545cm">
        <text:p/>
      </draw:line>
      <draw:custom-shape draw:name="Oval 11" draw:style-name="Mgr62" draw:text-style-name="MP11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63" draw:text-style-name="MP11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8-title" draw:layer="backgroundobjects" svg:width="23.707cm" svg:height="2.108cm" svg:x="0.837cm" svg:y="0.635cm" presentation:class="title" presentation:placeholder="true">
        <draw:text-box/>
      </draw:frame>
      <draw:frame presentation:style-name="Title8-outline1" draw:layer="backgroundobjects" svg:width="23.707cm" svg:height="12.775cm" svg:x="0.837cm" svg:y="4.232cm" presentation:class="outline" presentation:placeholder="true">
        <draw:text-box/>
      </draw:frame>
      <draw:frame draw:style-name="Mgr64" draw:text-style-name="MP7" draw:layer="backgroundobjects" svg:width="8.458cm" svg:height="1.014cm" svg:x="16.087cm" svg:y="17.793cm" presentation:class="date-time">
        <draw:text-box>
          <text:p/>
        </draw:text-box>
      </draw:frame>
      <draw:frame draw:style-name="Mgr65" draw:text-style-name="MP8" draw:layer="backgroundobjects" svg:width="9.948cm" svg:height="1.019cm" svg:x="0.847cm" svg:y="17.805cm" presentation:class="footer">
        <draw:text-box>
          <text:p/>
        </draw:text-box>
      </draw:frame>
      <draw:frame draw:style-name="Mgr66" draw:text-style-name="MP13" draw:layer="backgroundobjects" svg:width="1.27cm" svg:height="1.226cm" svg:x="12.065cm" svg:y="2.888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8-title" draw:layer="backgroundobjects" svg:width="0.001cm" svg:height="0.001cm" svg:x="0cm" svg:y="2.031cm" presentation:class="page"/>
        <draw:frame presentation:style-name="Title8-notes" draw:layer="backgroundobjects" svg:width="15.303cm" svg:height="12.027cm" svg:x="1.913cm" svg:y="12.696cm" presentation:class="notes" presentation:placeholder="true">
          <draw:text-box/>
        </draw:frame>
      </presentation:notes>
    </style:master-page>
    <style:master-page style:name="Title9" style:page-layout-name="PM1" draw:style-name="Mdp2">
      <draw:custom-shape draw:name="Rectangle 6" draw:style-name="Mgr4" draw:text-style-name="MP5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7" draw:style-name="Mgr67" draw:text-style-name="MP5" draw:layer="backgroundobjects" svg:width="5.927cm" svg:height="19.05cm" svg:x="19.473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3" draw:text-style-name="MP5" draw:layer="backgroundobjects" svg:width="25.4cm" svg:height="0.432cm" svg:x="0cm" svg:y="0cm">
        <text:p/>
        <draw:enhanced-geometry svg:viewBox="0 0 21600 21600" draw:type="rectangle" draw:enhanced-path="M 0 0 L 21600 0 21600 21600 0 21600 0 0 Z N"/>
      </draw:custom-shape>
      <draw:custom-shape draw:name="Rectangle 9" draw:style-name="Mgr6" draw:text-style-name="MP5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17" draw:text-style-name="MP6" draw:layer="backgroundobjects" svg:width="24.535cm" svg:height="0.859cm" svg:x="0.406cm" svg:y="17.754cm">
        <text:p/>
        <draw:enhanced-geometry svg:viewBox="0 0 21600 21600" draw:type="rectangle" draw:enhanced-path="M 0 0 L 21600 0 21600 21600 0 21600 0 0 Z N"/>
      </draw:custom-shape>
      <draw:custom-shape draw:name="Rectangle 11" draw:style-name="Mgr10" draw:text-style-name="MP9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12" draw:style-name="Mgr11" draw:text-style-name="MP10" draw:layer="backgroundobjects" svg:x1="19.844cm" svg:y1="0.432cm" svg:x2="19.844cm" svg:y2="17.78cm">
        <text:p/>
      </draw:line>
      <draw:custom-shape draw:name="Oval 13" draw:style-name="Mgr68" draw:text-style-name="MP11" draw:layer="backgroundobjects" svg:width="1.693cm" svg:height="1.693cm" svg:x="18.997cm" svg:y="8.1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69" draw:text-style-name="MP11" draw:layer="backgroundobjects" svg:width="1.168cm" svg:height="1.164cm" svg:x="19.262cm" svg:y="8.39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9-title" draw:layer="backgroundobjects" svg:width="23.707cm" svg:height="2.108cm" svg:x="0.837cm" svg:y="0.635cm" presentation:class="title" presentation:placeholder="true">
        <draw:text-box/>
      </draw:frame>
      <draw:frame presentation:style-name="Title9-outline1" draw:layer="backgroundobjects" svg:width="23.707cm" svg:height="12.775cm" svg:x="0.837cm" svg:y="4.232cm" presentation:class="outline" presentation:placeholder="true">
        <draw:text-box/>
      </draw:frame>
      <draw:frame draw:style-name="Mgr70" draw:text-style-name="MP13" draw:layer="backgroundobjects" svg:width="1.27cm" svg:height="1.226cm" svg:x="19.209cm" svg:y="8.361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draw:frame draw:style-name="Mgr71" draw:text-style-name="MP7" draw:layer="backgroundobjects" svg:width="8.458cm" svg:height="1.014cm" svg:x="16.087cm" svg:y="17.793cm" presentation:class="date-time">
        <draw:text-box>
          <text:p/>
        </draw:text-box>
      </draw:frame>
      <draw:frame draw:style-name="Mgr72" draw:text-style-name="MP8" draw:layer="backgroundobjects" svg:width="9.948cm" svg:height="1.019cm" svg:x="0.847cm" svg:y="17.805cm" presentation:class="footer">
        <draw:text-box>
          <text:p/>
        </draw:text-box>
      </draw:frame>
      <presentation:notes style:page-layout-name="PM0">
        <draw:page-thumbnail presentation:style-name="Title9-title" draw:layer="backgroundobjects" svg:width="0.001cm" svg:height="0.001cm" svg:x="0cm" svg:y="2.031cm" presentation:class="page"/>
        <draw:frame presentation:style-name="Title9-notes" draw:layer="backgroundobjects" svg:width="15.303cm" svg:height="12.027cm" svg:x="1.913cm" svg:y="12.69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M1: Statistics</dc:title>
    <meta:initial-creator>Andy Wills</meta:initial-creator>
    <meta:creation-date>2001-01-07T12:58:18</meta:creation-date>
    <dc:creator>Andy Wills</dc:creator>
    <dc:date>2018-02-23T16:25:49.424070454</dc:date>
    <meta:print-date>2001-01-08T10:27:31</meta:print-date>
    <meta:editing-cycles>48</meta:editing-cycles>
    <meta:editing-duration>PT21H13M48S</meta:editing-duration>
    <meta:generator>LibreOffice/5.4.2.2$Linux_X86_64 LibreOffice_project/40m0$Build-2</meta:generator>
    <meta:document-statistic meta:object-count="205"/>
  </office:meta>
</office:document-meta>
</file>